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E000000C0C57A989479F7B160.jpg" manifest:media-type="image/jpeg"/>
  <manifest:file-entry manifest:full-path="Pictures/1000ACA300000000000000002B72ABF2E61FD014.pdf" manifest:media-type="application/pdf"/>
  <manifest:file-entry manifest:full-path="Pictures/10000000000000FB000000A8514A6B7FD4AF26A6.jpg" manifest:media-type="image/jpeg"/>
  <manifest:file-entry manifest:full-path="Pictures/10000001000003000000025C4F7AD6A246A3A9F7.png" manifest:media-type="image/png"/>
  <manifest:file-entry manifest:full-path="Pictures/1000000000001B6500000D946B8B666B34B54E4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728cm" svg:height="11.76cm" svg:x="4.272cm" svg:y="1.575cm">
          <draw:image xlink:href="Pictures/1000000000001B6500000D946B8B666B34B54E4A.jpg" xlink:type="simple" xlink:show="embed" xlink:actuate="onLoad" draw:mime-type="image/jpeg">
            <text:p/>
          </draw:image>
        </draw:frame>
        <draw:frame draw:style-name="gr2" draw:text-style-name="P2" draw:layer="layout" svg:width="4.845cm" svg:height="3.81cm" svg:x="0.176cm" svg:y="2.784cm">
          <draw:image xlink:href="Pictures/10000001000003000000025C4F7AD6A246A3A9F7.png" xlink:type="simple" xlink:show="embed" xlink:actuate="onLoad" draw:mime-type="image/png">
            <text:p/>
          </draw:image>
        </draw:frame>
        <draw:frame draw:style-name="gr2" draw:text-style-name="P2" draw:layer="layout" svg:width="4.142cm" svg:height="2.772cm" svg:x="0.13cm" svg:y="8.255cm">
          <draw:image xlink:href="Pictures/10000000000000FB000000A8514A6B7FD4AF26A6.jpg" xlink:type="simple" xlink:show="embed" xlink:actuate="onLoad" draw:mime-type="image/jpeg">
            <text:p/>
          </draw:image>
        </draw:frame>
        <draw:frame draw:style-name="gr1" draw:text-style-name="P1" draw:layer="layout" svg:width="0cm" svg:height="0cm" svg:x="14.033cm" svg:y="7.879cm">
          <draw:image xlink:href="Pictures/1000ACA300000000000000002B72ABF2E61FD014.pdf" xlink:type="simple" xlink:show="embed" xlink:actuate="onLoad" draw:mime-type="application/pdf">
            <text:p/>
          </draw:image>
        </draw:frame>
        <draw:frame draw:style-name="gr2" draw:text-style-name="P2" draw:layer="layout" svg:width="4.445cm" svg:height="1.338cm" svg:x="0.427cm" svg:y="6.985cm">
          <draw:image xlink:href="Pictures/100000000000027E000000C0C57A989479F7B160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2T17:53:00.995723020</meta:creation-date>
    <dc:date>2021-11-15T13:58:27.392435370</dc:date>
    <meta:editing-duration>PT14M4S</meta:editing-duration>
    <meta:editing-cycles>3</meta:editing-cycles>
    <meta:generator>LibreOffice/7.2.2.2$Linux_X86_64 LibreOffice_project/20$Build-2</meta:generator>
    <meta:document-statistic meta:object-count="28"/>
  </office:meta>
</office:document-meta>
</file>